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b188" officeooo:paragraph-rsid="000ab188"/>
    </style:style>
    <style:style style:name="P2" style:family="paragraph" style:parent-style-name="Text_20_body">
      <style:text-properties officeooo:rsid="000ab188" officeooo:paragraph-rsid="000ab188"/>
    </style:style>
    <style:style style:name="P3" style:family="paragraph" style:parent-style-name="Text_20_body">
      <style:text-properties officeooo:rsid="000ab188" officeooo:paragraph-rsid="000c05c3"/>
    </style:style>
    <style:style style:name="P4" style:family="paragraph" style:parent-style-name="Text_20_body">
      <style:text-properties officeooo:rsid="000d4e59" officeooo:paragraph-rsid="000d4e59"/>
    </style:style>
    <style:style style:name="T1" style:family="text">
      <style:text-properties officeooo:rsid="000c05c3"/>
    </style:style>
    <style:style style:name="T2" style:family="text">
      <style:text-properties fo:font-variant="normal" fo:text-transform="none" fo:color="#8b8b8b" loext:opacity="100%" fo:font-family="Quicksand, sans-serif" fo:font-size="12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8b8b8b" loext:opacity="100%" fo:font-family="Quicksand, sans-serif" fo:font-size="12pt" fo:letter-spacing="normal" fo:font-style="normal" fo:font-weight="bold" officeooo:rsid="000c05c3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Scraping de sites G1 e salvando dados em um documento docx</text:p>
      <text:p text:style-name="P1"/>
      <text:p text:style-name="P1">1 - <text:s/>Ideia:</text:p>
      <text:p text:style-name="P1">A ideia é acessar o site rss do g1 (<text:a xlink:type="simple" xlink:href="https://g1.globo.com/rss/g1/sp/ribeirao-preto-franca/" text:style-name="Internet_20_link" text:visited-style-name="Visited_20_Internet_20_Link">https://g1.globo.com/rss/g1/sp/ribeirao-preto-franca/</text:a>) e entrar em cada link da noticia, criar o arquivos docx com a noticia e enviar via e-mail <text:s/><text:span text:style-name="T1">e salvar os dados abaixos em um banco</text:span></text:p>
      <text:p text:style-name="P1"/>
      <text:p text:style-name="P1">Campos que serão obtidos</text:p>
      <text:p text:style-name="P2"><text:span text:style-name="Strong_20_Emphasis"><text:span text:style-name="T2"/></text:span></text:p>
      <text:p text:style-name="P2"><text:span text:style-name="Strong_20_Emphasis"><text:span text:style-name="T2">TÍTULOS</text:span></text:span></text:p>
      <text:p text:style-name="P2"><text:span text:style-name="Strong_20_Emphasis"><text:span text:style-name="T2">SUBTÍTULOS</text:span></text:span></text:p>
      <text:p text:style-name="P2"><text:span text:style-name="Strong_20_Emphasis"><text:span text:style-name="T2">DESCRIÇÕES</text:span></text:span></text:p>
      <text:p text:style-name="P2"><text:span text:style-name="Strong_20_Emphasis"><text:span text:style-name="T2">LINKS</text:span></text:span></text:p>
      <text:p text:style-name="P2"><text:span text:style-name="Strong_20_Emphasis"><text:span text:style-name="T2">DATA DE PUBLICAÇÃO</text:span></text:span></text:p>
      <text:p text:style-name="P2"><text:span text:style-name="Strong_20_Emphasis"><text:span text:style-name="T2">AUTOR DA REPORTAGEM</text:span></text:span></text:p>
      <text:p text:style-name="P2"><text:span text:style-name="Strong_20_Emphasis"><text:span text:style-name="T2"/></text:span></text:p>
      <text:p text:style-name="P3"><text:span text:style-name="Strong_20_Emphasis"><text:span text:style-name="T3">1 - disparar fila</text:span></text:span></text:p>
      <text:p text:style-name="P3"><text:span text:style-name="Strong_20_Emphasis"><text:span text:style-name="T3">2 – conectar na url</text:span></text:span></text:p>
      <text:p text:style-name="P3"><text:span text:style-name="Strong_20_Emphasis"><text:span text:style-name="T3">3 – Mandar para o produtor</text:span></text:span></text:p>
      <text:p text:style-name="P3"><text:span text:style-name="Strong_20_Emphasis"><text:span text:style-name="T3">4 - <text:s/>Consumir mensagem</text:span></text:span></text:p>
      <text:p text:style-name="P3"><text:span text:style-name="Strong_20_Emphasis"><text:span text:style-name="T3">5 <text:s/>- obter os dados</text:span></text:span></text:p>
      <text:p text:style-name="P3"><text:span text:style-name="Strong_20_Emphasis"><text:span text:style-name="T3">5.1 – Gerar docx com as noticias</text:span></text:span></text:p>
      <text:p text:style-name="P3"><text:span text:style-name="Strong_20_Emphasis"><text:span text:style-name="T3">5.2 – Guardar os dados citados em um banco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4">1kg de linguiça toscana</text:p>
      <text:p text:style-name="P4">adicionar um pouco de azeite</text:p>
      <text:p text:style-name="P4">adicione uma cebola picada</text:p>
      <text:p text:style-name="P4">3 dentes de alho</text:p>
      <text:p text:style-name="P4">Misture</text:p>
      <text:p text:style-name="P4">tomate picado</text:p>
      <text:p text:style-name="P4">3 xc de arroz</text:p>
      <text:p text:style-name="P4">paprica defumada</text:p>
      <text:p text:style-name="P4">sal a gosto </text:p>
      <text:p text:style-name="P4">pimenta do reino</text:p>
      <text:p text:style-name="P4"><text:soft-page-break/>e agrege</text:p>
      <text:p text:style-name="P4">cubra com <text:s/>água tampe</text:p>
      <text:p text:style-name="P4">requeijao</text:p>
      <text:p text:style-name="P4">mussarela em cubos</text:p>
      <text:p text:style-name="P4">salsina e cebolinha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7-05T15:20:52.116528979</dc:date>
    <meta:editing-duration>PT1H8M12S</meta:editing-duration>
    <meta:editing-cycles>2</meta:editing-cycles>
    <meta:document-statistic meta:table-count="0" meta:image-count="0" meta:object-count="0" meta:page-count="2" meta:paragraph-count="32" meta:word-count="146" meta:character-count="807" meta:non-whitespace-character-count="683"/>
  </office:meta>
</office:document-meta>
</file>